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/>
    <style:font-face style:name="Calibri3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Droid Sans Devanagari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3.051cm" fo:min-width="17.153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1cm" fo:min-width="14.324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0.69cm" fo:padding-top="0.165cm" fo:padding-bottom="0.165cm" fo:padding-left="0.29cm" fo:padding-right="0.29cm" style:writing-mode="lr-tb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891cm" fo:min-width="2.169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1cm" fo:min-width="12.643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47cm" fo:padding-top="0.165cm" fo:padding-bottom="0.165cm" fo:padding-left="0.29cm" fo:padding-right="0.29cm" style:writing-mode="lr-tb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1cm" fo:min-width="12.773cm" fo:padding-top="0.165cm" fo:padding-bottom="0.165cm" fo:padding-left="0.29cm" fo:padding-right="0.29cm" style:writing-mode="lr-tb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706cm" fo:padding-top="0.165cm" fo:padding-bottom="0.165cm" fo:padding-left="0.29cm" fo:padding-right="0.29cm" style:writing-mode="lr-tb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1cm" fo:min-width="14.087cm" fo:padding-top="0.165cm" fo:padding-bottom="0.165cm" fo:padding-left="0.29cm" fo:padding-right="0.29cm" style:writing-mode="lr-tb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19cm" fo:min-width="1.167cm" fo:padding-top="0.165cm" fo:padding-bottom="0.165cm" fo:padding-left="0.29cm" fo:padding-right="0.29cm" style:writing-mode="lr-tb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1cm" fo:min-width="14.223cm" fo:padding-top="0.165cm" fo:padding-bottom="0.165cm" fo:padding-left="0.29cm" fo:padding-right="0.29cm" style:writing-mode="lr-tb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198cm" fo:padding-top="0.165cm" fo:padding-bottom="0.165cm" fo:padding-left="0.29cm" fo:padding-right="0.29cm" style:writing-mode="lr-tb"/>
      <style:paragraph-properties style:writing-mode="lr-tb"/>
    </style:style>
    <style:style style:name="P1" style:family="paragraph">
      <style:paragraph-properties fo:margin-top="0cm" fo:margin-bottom="0cm" fo:text-align="center"/>
      <style:text-properties fo:color="#000000" loext:opacity="100%" fo:font-size="11pt" style:font-size-complex="11pt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loext:opacity="100%" loext:color-lum-mod="100%" loext:color-lum-off="0%" style:font-name="Liberation Serif" fo:font-size="11pt" fo:language="ar" fo:country="SA" style:font-name-asian="Calibri2" style:font-size-asian="20pt" style:language-asian="ar" style:country-asian="SA" style:font-name-complex="Calibri2" style:font-size-complex="11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text-align="center"/>
      <style:text-properties fo:color="#000000" loext:opacity="100%"/>
    </style:style>
    <style:style style:name="P5" style:family="paragraph">
      <loext:graphic-properties draw:fill="none" draw:fill-color="#ffb66c"/>
      <style:paragraph-properties fo:text-align="center" style:writing-mode="lr-tb"/>
      <style:text-properties fo:color="#000000" loext:opacity="100%" loext:color-lum-mod="100%" loext:color-lum-off="0%" style:font-name="Liberation Serif" fo:font-size="20pt" style:font-size-asian="20pt" style:font-size-complex="20pt"/>
    </style:style>
    <style:style style:name="P6" style:family="paragraph"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7" style:family="paragraph">
      <loext:graphic-properties draw:fill="solid" draw:fill-color="#729fcf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8" style:family="paragraph">
      <loext:graphic-properties draw:fill="none" draw:fill-color="#ffb66c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9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10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0pt" fo:language="ar" fo:country="SA" fo:font-style="normal" fo:text-shadow="none" style:text-underline-style="none" fo:font-weight="normal" style:letter-kerning="true" style:font-name-asian="Calibri2" style:font-size-asian="20pt" style:language-asian="ar" style:country-asian="SA" style:font-style-asian="normal" style:font-weight-asian="normal" style:font-name-complex="Calibri2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0pt" style:font-size-asian="20pt" style:font-size-complex="20pt"/>
    </style:style>
    <style:style style:name="T3" style:family="text">
      <style:text-properties style:font-name="Calibri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733cm" svg:height="3.381cm" svg:x="3.922cm" svg:y="2.016cm">
          <text:p text:style-name="P1"><text:span text:style-name="T1">Mah</text:span><text:span text:style-name="T1">asis</text:span><text:span text:style-name="T1">wa </text:span><text:span text:style-name="T1">mam</text:span><text:span text:style-name="T1">pu </text:span><text:span text:style-name="T1">mera</text:span><text:span text:style-name="T1">ncan</text:span><text:span text:style-name="T1">g </text:span><text:span text:style-name="T1">suat</text:span><text:span text:style-name="T1">u </text:span><text:span text:style-name="T1">siste</text:span><text:span text:style-name="T1">m </text:span><text:span text:style-name="T1">peng</text:span><text:span text:style-name="T1">olah</text:span><text:span text:style-name="T1">an </text:span><text:span text:style-name="T1">digit</text:span><text:span text:style-name="T1">al </text:span><text:span text:style-name="T1">seca</text:span><text:span text:style-name="T1">ra </text:span><text:span text:style-name="T1">simu</text:span><text:span text:style-name="T1">lasi.</text:span></text:p>
          <text:p text:style-name="P1"><text:span text:style-name="T1">(C6, </text:span><text:span text:style-name="T1">A5, </text:span><text:span text:style-name="T1">P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788cm" svg:y1="6.834cm" svg:x2="12.788cm" svg:y2="5.36cm">
          <text:p/>
        </draw:line>
        <draw:line draw:style-name="gr2" draw:text-style-name="P3" draw:layer="layout" svg:x1="12.788cm" svg:y1="10.831cm" svg:x2="12.788cm" svg:y2="9.357cm">
          <text:p/>
        </draw:line>
        <draw:line draw:style-name="gr2" draw:text-style-name="P3" draw:layer="layout" svg:x1="12.788cm" svg:y1="14.829cm" svg:x2="12.788cm" svg:y2="13.355cm">
          <text:p/>
        </draw:line>
        <draw:line draw:style-name="gr2" draw:text-style-name="P3" draw:layer="layout" svg:x1="12.788cm" svg:y1="19.141cm" svg:x2="12.788cm" svg:y2="17.296cm">
          <text:p/>
        </draw:line>
        <draw:line draw:style-name="gr2" draw:text-style-name="P3" draw:layer="layout" svg:x1="12.788cm" svg:y1="23.18cm" svg:x2="12.788cm" svg:y2="21.706cm">
          <text:p/>
        </draw:line>
        <draw:g draw:style-name="gr3">
          <draw:custom-shape draw:style-name="gr4" draw:text-style-name="P5" draw:layer="layout" svg:width="14.904cm" svg:height="2.54cm" svg:x="5.791cm" svg:y="23.157cm">
            <text:p text:style-name="P4"><text:span text:style-name="T2">Mahasiswa mampu melakukan proses sampling</text:span></text:p>
            <text:p text:style-name="P4"><text:span text:style-name="T2">(C3, A2, P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27cm" svg:height="1.27cm" svg:x="4.881cm" svg:y="22.521cm">
            <text:p text:style-name="P6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3" draw:layer="layout" svg:x1="2.12cm" svg:y1="18.225cm" svg:x2="23.242cm" svg:y2="18.225cm">
          <text:p/>
        </draw:line>
        <draw:custom-shape draw:style-name="gr7" draw:text-style-name="P8" draw:layer="layout" svg:width="2.749cm" svg:height="2.221cm" svg:x="23.007cm" svg:y="17.115cm">
          <text:p text:style-name="P6"><text:span text:style-name="T2">Mg. 4</text:span></text:p>
          <text:p text:style-name="P6"><text:span text:style-name="T2">Kui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8" draw:text-style-name="P5" draw:layer="layout" svg:width="13.223cm" svg:height="2.54cm" svg:x="7.026cm" svg:y="10.836cm">
            <text:p text:style-name="P4"><text:span text:style-name="T2">M</text:span><text:span text:style-name="T2">a</text:span><text:span text:style-name="T2">h</text:span><text:span text:style-name="T2">a</text:span><text:span text:style-name="T2">si</text:span><text:span text:style-name="T2">s</text:span><text:span text:style-name="T2">w</text:span><text:span text:style-name="T2">a </text:span><text:span text:style-name="T2">m</text:span><text:span text:style-name="T2">a</text:span><text:span text:style-name="T2">m</text:span><text:span text:style-name="T2">p</text:span><text:span text:style-name="T2">u </text:span><text:span text:style-name="T2">m</text:span><text:span text:style-name="T2">er</text:span><text:span text:style-name="T2">a</text:span><text:span text:style-name="T2">n</text:span><text:span text:style-name="T2">c</text:span><text:span text:style-name="T2">a</text:span><text:span text:style-name="T2">n</text:span><text:span text:style-name="T2">g </text:span><text:span text:style-name="T2">F</text:span><text:span text:style-name="T2">I</text:span><text:span text:style-name="T2">R </text:span><text:span text:style-name="T2">F</text:span><text:span text:style-name="T2">il</text:span><text:span text:style-name="T2">te</text:span><text:span text:style-name="T2">r</text:span></text:p>
            <text:p text:style-name="P4"><text:span text:style-name="T2">(</text:span><text:span text:style-name="T2">C</text:span><text:span text:style-name="T2">6, </text:span><text:span text:style-name="T2">A</text:span><text:span text:style-name="T2">5, </text:span><text:span text:style-name="T2">P</text:span><text:span text:style-name="T2">5</text:span><text:span text:style-name="T2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2.05cm" svg:height="1.27cm" svg:x="5.327cm" svg:y="10.165cm">
            <text:p text:style-name="P6"><text:span text:style-name="T2">9-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0" draw:text-style-name="P5" draw:layer="layout" svg:width="13.353cm" svg:height="2.54cm" svg:x="7.046cm" svg:y="6.81cm">
            <text:p text:style-name="P4"><text:span text:style-name="T2">Mahasiswa mampu merancang IIR Filter</text:span></text:p>
            <text:p text:style-name="P4"><text:span text:style-name="T2">(C6, A5, P5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2.286cm" svg:height="1.27cm" svg:x="5.178cm" svg:y="6.162cm">
            <text:p text:style-name="P6"><text:span text:style-name="T2">13-1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2" draw:text-style-name="P5" draw:layer="layout" svg:width="14.667cm" svg:height="2.54cm" svg:x="6.16cm" svg:y="19.117cm">
            <text:p text:style-name="P4"><text:span text:style-name="T2">M</text:span><text:span text:style-name="T2">ah</text:span><text:span text:style-name="T2">asi</text:span><text:span text:style-name="T2">sw</text:span><text:span text:style-name="T2">a </text:span><text:span text:style-name="T2">ma</text:span><text:span text:style-name="T2">m</text:span><text:span text:style-name="T2">pu </text:span><text:span text:style-name="T2">me</text:span><text:span text:style-name="T2">ng</text:span><text:span text:style-name="T2">ur</text:span><text:span text:style-name="T2">ai</text:span><text:span text:style-name="T2">ka</text:span><text:span text:style-name="T2">n </text:span><text:span text:style-name="T2">me</text:span><text:span text:style-name="T2">to</text:span><text:span text:style-name="T2">de </text:span><text:span text:style-name="T2">D</text:span><text:span text:style-name="T2">FT</text:span></text:p>
            <text:p text:style-name="P4"><text:span text:style-name="T2">(C</text:span><text:span text:style-name="T2">4, </text:span><text:span text:style-name="T2">A3</text:span><text:span text:style-name="T2">, </text:span><text:span text:style-name="T2">P3</text:span><text:span text:style-name="T2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.747cm" svg:height="1.249cm" draw:transform="skewX (0.0127409035395586) rotate (-0.0120427718387613) translate (4.781cm 18.41cm)">
            <text:p text:style-name="P6"><text:span text:style-name="T2">2-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4" draw:text-style-name="P5" draw:layer="layout" svg:width="14.803cm" svg:height="2.54cm" svg:x="6.051cm" svg:y="14.806cm">
            <text:p text:style-name="P4"><text:span text:style-name="T2">Mahasiswa mampu mengevaluasi metode FFT</text:span></text:p>
            <text:p text:style-name="P4"><text:span text:style-name="T2">(C5, A4, P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778cm" svg:height="1.27cm" svg:x="4.722cm" svg:y="14.184cm">
            <text:p text:style-name="P9"><text:span text:style-name="T3">6</text:span><text:span text:style-name="T3">-</text:span><text:span text:style-name="T3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3" draw:layer="layout" svg:x1="2.12cm" svg:y1="13.825cm" svg:x2="23.242cm" svg:y2="13.825cm">
          <text:p/>
        </draw:line>
        <draw:custom-shape draw:style-name="gr7" draw:text-style-name="P8" draw:layer="layout" svg:width="2.749cm" svg:height="2.221cm" svg:x="23.007cm" svg:y="12.715cm">
          <text:p text:style-name="P6"><text:span text:style-name="T2">Mg. 8</text:span></text:p>
          <text:p text:style-name="P6"><text:span text:style-name="T2">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2.12cm" svg:y1="9.725cm" svg:x2="23.242cm" svg:y2="9.725cm">
          <text:p/>
        </draw:line>
        <draw:custom-shape draw:style-name="gr7" draw:text-style-name="P8" draw:layer="layout" svg:width="2.749cm" svg:height="2.221cm" svg:x="23.007cm" svg:y="8.615cm">
          <text:p text:style-name="P6"><text:span text:style-name="T2">Mg. 12</text:span></text:p>
          <text:p text:style-name="P6"><text:span text:style-name="T2">Kuis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2.12cm" svg:y1="5.725cm" svg:x2="23.242cm" svg:y2="5.725cm">
          <text:p/>
        </draw:line>
        <draw:custom-shape draw:style-name="gr7" draw:text-style-name="P8" draw:layer="layout" svg:width="2.749cm" svg:height="2.221cm" svg:x="23.007cm" svg:y="4.615cm">
          <text:p text:style-name="P6"><text:span text:style-name="T2">Mg. 16</text:span></text:p>
          <text:p text:style-name="P6"><text:span text:style-name="T2">UAS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/>
    <style:font-face style:name="Calibri3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Droid Sans Devanagari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1pt" fo:language="en" fo:country="US" fo:font-weight="bold" style:letter-kerning="false" style:font-name-asian="Calibri3" style:font-family-asian="Calibri" style:font-pitch-asian="variable" style:font-size-asian="11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1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1pt" fo:language="en" fo:country="US" fo:font-weight="bold" style:letter-kerning="false" style:font-name-asian="Calibri3" style:font-family-asian="Calibri" style:font-pitch-asian="variable" style:font-size-asian="11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1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4pt" fo:language="en" fo:country="US" fo:font-weight="bold" style:letter-kerning="false" style:font-name-asian="Calibri3" style:font-family-asian="Calibri" style:font-pitch-asian="variable" style:font-size-asian="14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4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00%" fo:text-align="justify" style:text-autospace="none" style:writing-mode="lr-tb"/>
      <style:text-properties fo:color="#366091" loext:opacity="100%" loext:color-lum-mod="100%" loext:color-lum-off="0%" style:font-name="Cambria" fo:font-family="Cambria" style:font-family-generic="roman" style:font-pitch="variable" fo:font-size="9pt" fo:language="en" fo:country="US" fo:font-style="italic" style:letter-kerning="false" style:font-name-asian="Cambria1" style:font-family-asian="Cambria" style:font-pitch-asian="variable" style:font-size-asian="9pt" style:language-asian="en" style:country-asian="US" style:font-style-asian="italic" style:font-name-complex="Cambria" style:font-family-complex="Cambria" style:font-family-generic-complex="roman" style:font-pitch-complex="variable" style:font-size-complex="9pt" style:language-complex="ar" style:country-complex="SA" style:font-style-complex="italic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weight="bold" style:letter-kerning="false" style:font-name-asian="Calibri3" style:font-family-asian="Calibri" style:font-pitch-asian="variable" style:font-size-asian="9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0pt" fo:language="en" fo:country="US" fo:font-weight="bold" style:letter-kerning="false" style:font-name-asian="Calibri3" style:font-family-asian="Calibri" style:font-pitch-asian="variable" style:font-size-asian="10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0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n" fo:country="US" fo:font-style="italic" fo:font-weight="bold" style:letter-kerning="false" style:font-name-asian="Arial1" style:font-family-asian="Arial" style:font-pitch-asian="variable" style:font-size-asian="11pt" style:language-asian="en" style:country-asian="US" style:font-style-asian="italic" style:font-weight-asian="bold" style:font-name-complex="Arial" style:font-family-complex="Arial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eading_20_8" style:display-name="Heading 8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n" fo:country="US" fo:font-style="italic" style:letter-kerning="false" style:font-name-asian="Arial1" style:font-family-asian="Arial" style:font-pitch-asian="variable" style:font-size-asian="11pt" style:language-asian="en" style:country-asian="US" style:font-style-asian="italic" style:font-name-complex="Arial" style:font-family-complex="Arial" style:font-family-generic-complex="roman" style:font-pitch-complex="variable" style:font-size-complex="11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.995cm" fo:margin-bottom="0.623cm" fo:line-height="100%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0.5pt" fo:language="en" fo:country="US" fo:font-style="italic" style:letter-kerning="false" style:font-name-asian="Arial1" style:font-family-asian="Arial" style:font-pitch-asian="variable" style:font-size-asian="10.5pt" style:language-asian="en" style:country-asian="US" style:font-style-asian="italic" style:font-name-complex="Arial" style:font-family-complex="Arial" style:font-family-generic-complex="roman" style:font-pitch-complex="variable" style:font-size-complex="10.5pt" style:language-complex="ar" style:country-complex="SA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9pt" style:font-name-complex="Liberation Serif1" style:font-family-complex="'Liberation Serif', 'Times New Roman'" style:font-family-generic-complex="roman" style:font-pitch-complex="variable" style:font-size-complex="9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fo:font-size="9pt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Internet_20_Link" style:display-name="Internet 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Table_20_Heading" style:display-name="Table Heading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weight="bold" style:letter-kerning="false" style:font-name-asian="Calibri3" style:font-family-asian="Calibri" style:font-pitch-asian="variable" style:font-size-asian="9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0pt" fo:language="en" fo:country="US" fo:font-weight="bold" style:letter-kerning="false" style:font-name-asian="Calibri3" style:font-family-asian="Calibri" style:font-pitch-asian="variable" style:font-size-asian="10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0pt" fo:language="en" fo:country="US" style:letter-kerning="false" style:font-name-asian="Calibri3" style:font-family-asian="Calibri" style:font-pitch-asian="variable" style:font-size-asian="10pt" style:language-asian="en" style:country-asian="US" style:font-name-complex="Liberation Serif1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Tahoma" fo:font-family="Tahoma" style:font-family-generic="roman" style:font-pitch="variable" fo:font-size="8pt" fo:language="en" fo:country="US" style:letter-kerning="false" style:font-name-asian="Calibri3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line-height="100%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Heading" style:display-name="Contents Heading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0%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US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line-height="100%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US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Contents_20_9" style:display-name="Contents 9" style:family="graphic">
      <style:graphic-properties style:writing-mode="lr-tb"/>
      <style:paragraph-properties fo:margin-left="7.057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8" style:display-name="Contents 8" style:family="graphic">
      <style:graphic-properties style:writing-mode="lr-tb"/>
      <style:paragraph-properties fo:margin-left="6.17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7" style:display-name="Contents 7" style:family="graphic">
      <style:graphic-properties style:writing-mode="lr-tb"/>
      <style:paragraph-properties fo:margin-left="5.292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6" style:display-name="Contents 6" style:family="graphic">
      <style:graphic-properties style:writing-mode="lr-tb"/>
      <style:paragraph-properties fo:margin-left="4.40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5" style:display-name="Contents 5" style:family="graphic">
      <style:graphic-properties style:writing-mode="lr-tb"/>
      <style:paragraph-properties fo:margin-left="3.52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4" style:display-name="Contents 4" style:family="graphic">
      <style:graphic-properties style:writing-mode="lr-tb"/>
      <style:paragraph-properties fo:margin-left="2.64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3" style:display-name="Contents 3" style:family="graphic">
      <style:graphic-properties style:writing-mode="lr-tb"/>
      <style:paragraph-properties fo:margin-left="1.764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2" style:display-name="Contents 2" style:family="graphic">
      <style:graphic-properties style:writing-mode="lr-tb"/>
      <style:paragraph-properties fo:margin-left="0.88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ontents_20_1" style:display-name="Contents 1" style:family="graphic">
      <style:graphic-properties style:writing-mode="lr-tb"/>
      <style:paragraph-properties fo:margin-left="0cm" fo:margin-right="0cm" fo:margin-top="0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Endnote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0pt" fo:language="en" fo:country="US" style:letter-kerning="false" style:font-name-asian="Calibri3" style:font-family-asian="Calibri" style:font-pitch-asian="variable" style:font-size-asian="10pt" style:language-asian="en" style:country-asian="US" style:font-name-complex="Liberation Serif1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Footnote" style:family="graphic">
      <style:graphic-properties style:writing-mode="lr-tb"/>
      <style:paragraph-properties fo:margin-top="0cm" fo:margin-bottom="0.125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Intense_20_Quote" style:display-name="Intense Quote" style:family="graphic">
      <style:graphic-properties style:writing-mode="lr-tb"/>
      <style:paragraph-properties fo:margin-left="2.24cm" fo:margin-right="2.24cm" fo:margin-top="0cm" fo:margin-bottom="0.623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style="italic" style:letter-kerning="false" style:font-name-asian="Calibri3" style:font-family-asian="Calibri" style:font-pitch-asian="variable" style:font-size-asian="9pt" style:language-asian="en" style:country-asian="US" style:font-style-asian="italic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style-complex="italic"/>
    </style:style>
    <style:style style:name="Quote" style:family="graphic">
      <style:graphic-properties style:writing-mode="lr-tb"/>
      <style:paragraph-properties fo:margin-left="2.24cm" fo:margin-right="2.24cm" fo:margin-top="0.178cm" fo:margin-bottom="0.178cm" fo:line-height="100%" fo:text-align="justify" fo:text-indent="0cm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style="italic" style:letter-kerning="false" style:font-name-asian="Calibri3" style:font-family-asian="Calibri" style:font-pitch-asian="variable" style:font-size-asian="9pt" style:language-asian="en" style:country-asian="US" style:font-style-asian="italic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style-complex="italic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Caption" style:family="graphic">
      <style:graphic-properties style:writing-mode="lr-tb"/>
      <style:paragraph-properties fo:margin-top="0.178cm" fo:margin-bottom="0.178cm" fo:line-height="115%" fo:text-align="justify" style:text-autospace="none" style:writing-mode="lr-tb"/>
      <style:text-properties fo:color="#4f81bd" loext:opacity="100%" loext:color-lum-mod="100%" loext:color-lum-off="0%" style:font-name="Liberation Serif1" fo:font-family="'Liberation Serif', 'Times New Roman'" style:font-family-generic="roman" style:font-pitch="variable" fo:font-size="9pt" fo:language="en" fo:country="US" fo:font-weight="bold" style:letter-kerning="false" style:font-name-asian="Calibri3" style:font-family-asian="Calibri" style:font-pitch-asian="variable" style:font-size-asian="9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Lis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3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3-07-17T11:42:23.791010533</meta:creation-date>
    <meta:generator>LibreOffice/7.5.3.2$Linux_X86_64 LibreOffice_project/50$Build-2</meta:generator>
    <dc:date>2023-07-17T14:06:57.836596890</dc:date>
    <dc:creator>Mifta Nur Farid</dc:creator>
    <meta:editing-duration>PT2H24M34S</meta:editing-duration>
    <meta:editing-cycles>3</meta:editing-cycles>
    <dc:title>Peta Kompetensi Pengolahan Sinyal Digital 2023</dc:title>
    <meta:document-statistic meta:object-count="29"/>
  </office:meta>
</office:document-meta>
</file>